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999cm" svg:height="8.999cm" svg:x="14.577cm" svg:y="24.949cm">
            <draw:object draw:notify-on-update-of-ranges="results3.A59:results3.A68 results3.B59:results3.B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1280-pack0-x0</text:p>
          </table:table-cell>
          <table:table-cell office:value-type="float" office:value="2601.99" calcext:value-type="float">
            <text:p>2601.99</text:p>
          </table:table-cell>
          <table:table-cell table:number-columns-repeated="3"/>
          <table:table-cell office:value-type="string" calcext:value-type="string">
            <text:p>x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14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56:44Z</text:p>
          </table:table-cell>
          <table:table-cell office:value-type="string" calcext:value-type="string">
            <text:p>SUCCEEDED</text:p>
          </table:table-cell>
          <table:table-cell office:value-type="float" office:value="1230228" calcext:value-type="float">
            <text:p>1230228</text:p>
          </table:table-cell>
          <table:table-cell office:value-type="float" office:value="101707" calcext:value-type="float">
            <text:p>101707</text:p>
          </table:table-cell>
          <table:table-cell office:value-type="float" office:value="442.219" calcext:value-type="float">
            <text:p>442.219</text:p>
          </table:table-cell>
          <table:table-cell office:value-type="float" office:value="7.048" calcext:value-type="float">
            <text:p>7.048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 office:value-type="string" calcext:value-type="string">
            <text:p>u-ch427-n1280-pack0-x1</text:p>
          </table:table-cell>
          <table:table-cell office:value-type="float" office:value="2515.42" calcext:value-type="float">
            <text:p>2515.42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21Z</text:p>
          </table:table-cell>
          <table:table-cell office:value-type="string" calcext:value-type="string">
            <text:p>2022-03-10T02:07:57Z</text:p>
          </table:table-cell>
          <table:table-cell office:value-type="string" calcext:value-type="string">
            <text:p>2022-03-10T03:05:47Z</text:p>
          </table:table-cell>
          <table:table-cell office:value-type="string" calcext:value-type="string">
            <text:p>SUCCEEDED</text:p>
          </table:table-cell>
          <table:table-cell office:value-type="float" office:value="1230230" calcext:value-type="float">
            <text:p>1230230</text:p>
          </table:table-cell>
          <table:table-cell office:value-type="float" office:value="231962" calcext:value-type="float">
            <text:p>231962</text:p>
          </table:table-cell>
          <table:table-cell office:value-type="float" office:value="457.826" calcext:value-type="float">
            <text:p>457.826</text:p>
          </table:table-cell>
          <table:table-cell office:value-type="float" office:value="2.036" calcext:value-type="float">
            <text:p>2.036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string" calcext:value-type="string">
            <text:p>u-ch427-n1280-pack0-x2</text:p>
          </table:table-cell>
          <table:table-cell office:value-type="float" office:value="2426.04" calcext:value-type="float">
            <text:p>2426.04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15:27Z</text:p>
          </table:table-cell>
          <table:table-cell office:value-type="string" calcext:value-type="string">
            <text:p>2022-03-10T18:10:16Z</text:p>
          </table:table-cell>
          <table:table-cell office:value-type="string" calcext:value-type="string">
            <text:p>SUCCEEDED</text:p>
          </table:table-cell>
          <table:table-cell office:value-type="float" office:value="1234445" calcext:value-type="float">
            <text:p>1234445</text:p>
          </table:table-cell>
          <table:table-cell office:value-type="float" office:value="130745" calcext:value-type="float">
            <text:p>130745</text:p>
          </table:table-cell>
          <table:table-cell office:value-type="float" office:value="487.088" calcext:value-type="float">
            <text:p>487.088</text:p>
          </table:table-cell>
          <table:table-cell office:value-type="float" office:value="2.242" calcext:value-type="float">
            <text:p>2.242</text:p>
          </table:table-cell>
          <table:table-cell office:value-type="float" office:value="1.862" calcext:value-type="float">
            <text:p>1.862</text:p>
          </table:table-cell>
        </table:table-row>
        <table:table-row table:style-name="ro1">
          <table:table-cell office:value-type="string" calcext:value-type="string">
            <text:p>u-ch427-n1280-pack0-x3</text:p>
          </table:table-cell>
          <table:table-cell office:value-type="float" office:value="2676.46" calcext:value-type="float">
            <text:p>2676.46</text:p>
          </table:table-cell>
          <table:table-cell table:number-columns-repeated="3"/>
          <table:table-cell office:value-type="string" calcext:value-type="string">
            <text:p>x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39Z</text:p>
          </table:table-cell>
          <table:table-cell office:value-type="string" calcext:value-type="string">
            <text:p>2022-03-10T02:12:00Z</text:p>
          </table:table-cell>
          <table:table-cell office:value-type="string" calcext:value-type="string">
            <text:p>2022-03-10T03:12:42Z</text:p>
          </table:table-cell>
          <table:table-cell office:value-type="string" calcext:value-type="string">
            <text:p>SUCCEEDED</text:p>
          </table:table-cell>
          <table:table-cell office:value-type="float" office:value="1230232" calcext:value-type="float">
            <text:p>1230232</text:p>
          </table:table-cell>
          <table:table-cell office:value-type="float" office:value="87280" calcext:value-type="float">
            <text:p>87280</text:p>
          </table:table-cell>
          <table:table-cell office:value-type="float" office:value="455.886" calcext:value-type="float">
            <text:p>455.886</text:p>
          </table:table-cell>
          <table:table-cell office:value-type="float" office:value="2.654" calcext:value-type="float">
            <text:p>2.654</text:p>
          </table:table-cell>
          <table:table-cell office:value-type="float" office:value="2.305" calcext:value-type="float">
            <text:p>2.305</text:p>
          </table:table-cell>
        </table:table-row>
        <table:table-row table:style-name="ro1">
          <table:table-cell office:value-type="string" calcext:value-type="string">
            <text:p>u-ch427-n1280-pack0-x4</text:p>
          </table:table-cell>
          <table:table-cell office:value-type="float" office:value="2665.35" calcext:value-type="float">
            <text:p>2665.35</text:p>
          </table:table-cell>
          <table:table-cell table:number-columns-repeated="3"/>
          <table:table-cell office:value-type="string" calcext:value-type="string">
            <text:p>x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56Z</text:p>
          </table:table-cell>
          <table:table-cell office:value-type="string" calcext:value-type="string">
            <text:p>2022-03-10T02:23:54Z</text:p>
          </table:table-cell>
          <table:table-cell office:value-type="string" calcext:value-type="string">
            <text:p>2022-03-10T03:28:22Z</text:p>
          </table:table-cell>
          <table:table-cell office:value-type="string" calcext:value-type="string">
            <text:p>SUCCEEDED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55820" calcext:value-type="float">
            <text:p>255820</text:p>
          </table:table-cell>
          <table:table-cell office:value-type="float" office:value="467.818" calcext:value-type="float">
            <text:p>467.818</text:p>
          </table:table-cell>
          <table:table-cell office:value-type="float" office:value="2.069" calcext:value-type="float">
            <text:p>2.069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string" calcext:value-type="string">
            <text:p>u-ch427-n1280-pack0-x5</text:p>
          </table:table-cell>
          <table:table-cell office:value-type="float" office:value="2651.12" calcext:value-type="float">
            <text:p>2651.12</text:p>
          </table:table-cell>
          <table:table-cell table:number-columns-repeated="3"/>
          <table:table-cell office:value-type="string" calcext:value-type="string">
            <text:p>x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5:11Z</text:p>
          </table:table-cell>
          <table:table-cell office:value-type="string" calcext:value-type="string">
            <text:p>2022-03-10T02:23:54Z</text:p>
          </table:table-cell>
          <table:table-cell office:value-type="string" calcext:value-type="string">
            <text:p>2022-03-10T03:27:59Z</text:p>
          </table:table-cell>
          <table:table-cell office:value-type="string" calcext:value-type="string">
            <text:p>SUCCEEDED</text:p>
          </table:table-cell>
          <table:table-cell office:value-type="float" office:value="1230235" calcext:value-type="float">
            <text:p>1230235</text:p>
          </table:table-cell>
          <table:table-cell office:value-type="float" office:value="32104" calcext:value-type="float">
            <text:p>32104</text:p>
          </table:table-cell>
          <table:table-cell office:value-type="float" office:value="478.094" calcext:value-type="float">
            <text:p>478.094</text:p>
          </table:table-cell>
          <table:table-cell office:value-type="float" office:value="2.449" calcext:value-type="float">
            <text:p>2.449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u-ch427-n1280-pack0-x6</text:p>
          </table:table-cell>
          <table:table-cell office:value-type="float" office:value="3002.42" calcext:value-type="float">
            <text:p>3002.42</text:p>
          </table:table-cell>
          <table:table-cell table:number-columns-repeated="3"/>
          <table:table-cell office:value-type="string" calcext:value-type="string">
            <text:p>x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5:21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08:26Z</text:p>
          </table:table-cell>
          <table:table-cell office:value-type="string" calcext:value-type="string">
            <text:p>SUCCEEDED</text:p>
          </table:table-cell>
          <table:table-cell office:value-type="float" office:value="1230236" calcext:value-type="float">
            <text:p>1230236</text:p>
          </table:table-cell>
          <table:table-cell office:value-type="float" office:value="235319" calcext:value-type="float">
            <text:p>235319</text:p>
          </table:table-cell>
          <table:table-cell office:value-type="float" office:value="443.268" calcext:value-type="float">
            <text:p>443.268</text:p>
          </table:table-cell>
          <table:table-cell office:value-type="float" office:value="2.713" calcext:value-type="float">
            <text:p>2.713</text:p>
          </table:table-cell>
          <table:table-cell office:value-type="float" office:value="2.307" calcext:value-type="float">
            <text:p>2.307</text:p>
          </table:table-cell>
        </table:table-row>
        <table:table-row table:style-name="ro1">
          <table:table-cell office:value-type="string" calcext:value-type="string">
            <text:p>u-ch427-n1280-pack0-x7</text:p>
          </table:table-cell>
          <table:table-cell office:value-type="float" office:value="3001.28" calcext:value-type="float">
            <text:p>3001.28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00:15Z</text:p>
          </table:table-cell>
          <table:table-cell office:value-type="string" calcext:value-type="string">
            <text:p>2022-03-10T18:15:09Z</text:p>
          </table:table-cell>
          <table:table-cell office:value-type="string" calcext:value-type="string">
            <text:p>SUCCEEDED</text:p>
          </table:table-cell>
          <table:table-cell office:value-type="float" office:value="1234443" calcext:value-type="float">
            <text:p>1234443</text:p>
          </table:table-cell>
          <table:table-cell office:value-type="float" office:value="130350" calcext:value-type="float">
            <text:p>130350</text:p>
          </table:table-cell>
          <table:table-cell office:value-type="float" office:value="477.341" calcext:value-type="float">
            <text:p>477.341</text:p>
          </table:table-cell>
          <table:table-cell office:value-type="float" office:value="2.376" calcext:value-type="float">
            <text:p>2.376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string" calcext:value-type="string">
            <text:p>u-ch427-n1280-pack0-x8</text:p>
          </table:table-cell>
          <table:table-cell office:value-type="float" office:value="3773.83" calcext:value-type="float">
            <text:p>3773.83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23:13:01Z</text:p>
          </table:table-cell>
          <table:table-cell office:value-type="string" calcext:value-type="string">
            <text:p>2022-03-11T00:35:55Z</text:p>
          </table:table-cell>
          <table:table-cell office:value-type="string" calcext:value-type="string">
            <text:p>2022-03-11T02:16:05Z</text:p>
          </table:table-cell>
          <table:table-cell office:value-type="string" calcext:value-type="string">
            <text:p>SUCCEEDED</text:p>
          </table:table-cell>
          <table:table-cell office:value-type="float" office:value="1236577" calcext:value-type="float">
            <text:p>1236577</text:p>
          </table:table-cell>
          <table:table-cell office:value-type="float" office:value="185297" calcext:value-type="float">
            <text:p>185297</text:p>
          </table:table-cell>
          <table:table-cell office:value-type="float" office:value="486.413" calcext:value-type="float">
            <text:p>486.413</text:p>
          </table:table-cell>
          <table:table-cell office:value-type="float" office:value="1.891" calcext:value-type="float">
            <text:p>1.891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string" calcext:value-type="string">
            <text:p>u-ch427-n1280-pack0-x9</text:p>
          </table:table-cell>
          <table:table-cell office:value-type="float" office:value="6166.59" calcext:value-type="float">
            <text:p>6166.59</text:p>
          </table:table-cell>
          <table:table-cell table:number-columns-repeated="3"/>
          <table:table-cell office:value-type="string" calcext:value-type="string">
            <text:p>x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3T14:20:36Z</text:p>
          </table:table-cell>
          <table:table-cell office:value-type="string" calcext:value-type="string">
            <text:p>2022-03-13T18:40:07Z</text:p>
          </table:table-cell>
          <table:table-cell office:value-type="string" calcext:value-type="string">
            <text:p>2022-03-13T21:27:40Z</text:p>
          </table:table-cell>
          <table:table-cell office:value-type="string" calcext:value-type="string">
            <text:p>SUCCEEDED</text:p>
          </table:table-cell>
          <table:table-cell office:value-type="float" office:value="1246840" calcext:value-type="float">
            <text:p>1246840</text:p>
          </table:table-cell>
          <table:table-cell office:value-type="float" office:value="16034" calcext:value-type="float">
            <text:p>16034</text:p>
          </table:table-cell>
          <table:table-cell office:value-type="float" office:value="486.423" calcext:value-type="float">
            <text:p>486.423</text:p>
          </table:table-cell>
          <table:table-cell office:value-type="float" office:value="2.262" calcext:value-type="float">
            <text:p>2.262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string" calcext:value-type="string">
            <text:p>u-ch427-n1280-pack5-x0</text:p>
          </table:table-cell>
          <table:table-cell office:value-type="float" office:value="2747.56" calcext:value-type="float">
            <text:p>2747.56</text:p>
          </table:table-cell>
          <table:table-cell table:number-columns-repeated="3"/>
          <table:table-cell office:value-type="string" calcext:value-type="string">
            <text:p>x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21:26Z</text:p>
          </table:table-cell>
          <table:table-cell office:value-type="string" calcext:value-type="string">
            <text:p>2022-03-10T18:11:48Z</text:p>
          </table:table-cell>
          <table:table-cell office:value-type="string" calcext:value-type="string">
            <text:p>SUCCEEDED</text:p>
          </table:table-cell>
          <table:table-cell office:value-type="float" office:value="1234446" calcext:value-type="float">
            <text:p>1234446</text:p>
          </table:table-cell>
          <table:table-cell office:value-type="float" office:value="205068" calcext:value-type="float">
            <text:p>205068</text:p>
          </table:table-cell>
          <table:table-cell office:value-type="float" office:value="468.177" calcext:value-type="float">
            <text:p>468.177</text:p>
          </table:table-cell>
          <table:table-cell office:value-type="float" office:value="29.072" calcext:value-type="float">
            <text:p>29.072</text:p>
          </table:table-cell>
          <table:table-cell office:value-type="float" office:value="2.447" calcext:value-type="float">
            <text:p>2.447</text:p>
          </table:table-cell>
        </table:table-row>
        <table:table-row table:style-name="ro1">
          <table:table-cell office:value-type="string" calcext:value-type="string">
            <text:p>u-ch427-n1280-pack5-x1</text:p>
          </table:table-cell>
          <table:table-cell office:value-type="float" office:value="2855.68" calcext:value-type="float">
            <text:p>2855.68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22:10Z</text:p>
          </table:table-cell>
          <table:table-cell office:value-type="string" calcext:value-type="string">
            <text:p>2022-03-10T18:15:38Z</text:p>
          </table:table-cell>
          <table:table-cell office:value-type="string" calcext:value-type="string">
            <text:p>SUCCEEDED</text:p>
          </table:table-cell>
          <table:table-cell office:value-type="float" office:value="1234447" calcext:value-type="float">
            <text:p>1234447</text:p>
          </table:table-cell>
          <table:table-cell office:value-type="float" office:value="100649" calcext:value-type="float">
            <text:p>100649</text:p>
          </table:table-cell>
          <table:table-cell office:value-type="float" office:value="444.923" calcext:value-type="float">
            <text:p>444.923</text:p>
          </table:table-cell>
          <table:table-cell office:value-type="float" office:value="2.239" calcext:value-type="float">
            <text:p>2.239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string" calcext:value-type="string">
            <text:p>u-ch427-n1280-pack5-x2</text:p>
          </table:table-cell>
          <table:table-cell office:value-type="float" office:value="2444.14" calcext:value-type="float">
            <text:p>2444.14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5Z</text:p>
          </table:table-cell>
          <table:table-cell office:value-type="string" calcext:value-type="string">
            <text:p>2022-03-10T18:16:48Z</text:p>
          </table:table-cell>
          <table:table-cell office:value-type="string" calcext:value-type="string">
            <text:p>2022-03-10T19:07:10Z</text:p>
          </table:table-cell>
          <table:table-cell office:value-type="string" calcext:value-type="string">
            <text:p>SUCCEEDED</text:p>
          </table:table-cell>
          <table:table-cell office:value-type="float" office:value="1234449" calcext:value-type="float">
            <text:p>1234449</text:p>
          </table:table-cell>
          <table:table-cell office:value-type="float" office:value="100822" calcext:value-type="float">
            <text:p>100822</text:p>
          </table:table-cell>
          <table:table-cell office:value-type="float" office:value="472.207" calcext:value-type="float">
            <text:p>472.207</text:p>
          </table:table-cell>
          <table:table-cell office:value-type="float" office:value="2.459" calcext:value-type="float">
            <text:p>2.459</text:p>
          </table:table-cell>
          <table:table-cell office:value-type="float" office:value="2.256" calcext:value-type="float">
            <text:p>2.256</text:p>
          </table:table-cell>
        </table:table-row>
        <table:table-row table:style-name="ro1">
          <table:table-cell office:value-type="string" calcext:value-type="string">
            <text:p>u-ch427-n1280-pack5-x3</text:p>
          </table:table-cell>
          <table:table-cell office:value-type="float" office:value="2563.77" calcext:value-type="float">
            <text:p>2563.77</text:p>
          </table:table-cell>
          <table:table-cell table:number-columns-repeated="3"/>
          <table:table-cell office:value-type="string" calcext:value-type="string">
            <text:p>x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5Z</text:p>
          </table:table-cell>
          <table:table-cell office:value-type="string" calcext:value-type="string">
            <text:p>2022-03-10T17:49:24Z</text:p>
          </table:table-cell>
          <table:table-cell office:value-type="string" calcext:value-type="string">
            <text:p>2022-03-10T18:43:22Z</text:p>
          </table:table-cell>
          <table:table-cell office:value-type="string" calcext:value-type="string">
            <text:p>SUCCEEDED</text:p>
          </table:table-cell>
          <table:table-cell office:value-type="float" office:value="1234448" calcext:value-type="float">
            <text:p>1234448</text:p>
          </table:table-cell>
          <table:table-cell office:value-type="float" office:value="210877" calcext:value-type="float">
            <text:p>210877</text:p>
          </table:table-cell>
          <table:table-cell office:value-type="float" office:value="470.635" calcext:value-type="float">
            <text:p>470.635</text:p>
          </table:table-cell>
          <table:table-cell office:value-type="float" office:value="2.057" calcext:value-type="float">
            <text:p>2.057</text:p>
          </table:table-cell>
          <table:table-cell office:value-type="float" office:value="1.813" calcext:value-type="float">
            <text:p>1.813</text:p>
          </table:table-cell>
        </table:table-row>
        <table:table-row table:style-name="ro1">
          <table:table-cell office:value-type="string" calcext:value-type="string">
            <text:p>u-ch427-n1280-pack5-x4</text:p>
          </table:table-cell>
          <table:table-cell office:value-type="float" office:value="2424.43" calcext:value-type="float">
            <text:p>2424.43</text:p>
          </table:table-cell>
          <table:table-cell table:number-columns-repeated="3"/>
          <table:table-cell office:value-type="string" calcext:value-type="string">
            <text:p>x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6Z</text:p>
          </table:table-cell>
          <table:table-cell office:value-type="string" calcext:value-type="string">
            <text:p>2022-03-10T18:16:47Z</text:p>
          </table:table-cell>
          <table:table-cell office:value-type="string" calcext:value-type="string">
            <text:p>2022-03-10T19:09:14Z</text:p>
          </table:table-cell>
          <table:table-cell office:value-type="string" calcext:value-type="string">
            <text:p>SUCCEEDED</text:p>
          </table:table-cell>
          <table:table-cell office:value-type="float" office:value="1234450" calcext:value-type="float">
            <text:p>1234450</text:p>
          </table:table-cell>
          <table:table-cell office:value-type="float" office:value="234534" calcext:value-type="float">
            <text:p>234534</text:p>
          </table:table-cell>
          <table:table-cell office:value-type="float" office:value="459.226" calcext:value-type="float">
            <text:p>459.226</text:p>
          </table:table-cell>
          <table:table-cell office:value-type="float" office:value="2.245" calcext:value-type="float">
            <text:p>2.245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string" calcext:value-type="string">
            <text:p>u-ch427-n1280-pack5-x5</text:p>
          </table:table-cell>
          <table:table-cell office:value-type="float" office:value="2704.49" calcext:value-type="float">
            <text:p>2704.49</text:p>
          </table:table-cell>
          <table:table-cell table:number-columns-repeated="3"/>
          <table:table-cell office:value-type="string" calcext:value-type="string">
            <text:p>x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7Z</text:p>
          </table:table-cell>
          <table:table-cell office:value-type="string" calcext:value-type="string">
            <text:p>2022-03-10T18:22:01Z</text:p>
          </table:table-cell>
          <table:table-cell office:value-type="string" calcext:value-type="string">
            <text:p>2022-03-10T19:23:39Z</text:p>
          </table:table-cell>
          <table:table-cell office:value-type="string" calcext:value-type="string">
            <text:p>SUCCEEDED</text:p>
          </table:table-cell>
          <table:table-cell office:value-type="float" office:value="1234452" calcext:value-type="float">
            <text:p>1234452</text:p>
          </table:table-cell>
          <table:table-cell office:value-type="float" office:value="216053" calcext:value-type="float">
            <text:p>216053</text:p>
          </table:table-cell>
          <table:table-cell office:value-type="float" office:value="452.901" calcext:value-type="float">
            <text:p>452.901</text:p>
          </table:table-cell>
          <table:table-cell office:value-type="float" office:value="2.357" calcext:value-type="float">
            <text:p>2.357</text:p>
          </table:table-cell>
          <table:table-cell office:value-type="float" office:value="2.224" calcext:value-type="float">
            <text:p>2.224</text:p>
          </table:table-cell>
        </table:table-row>
        <table:table-row table:style-name="ro1">
          <table:table-cell office:value-type="string" calcext:value-type="string">
            <text:p>u-ch427-n1280-pack5-x6</text:p>
          </table:table-cell>
          <table:table-cell office:value-type="float" office:value="2706.97" calcext:value-type="float">
            <text:p>2706.97</text:p>
          </table:table-cell>
          <table:table-cell table:number-columns-repeated="3"/>
          <table:table-cell office:value-type="string" calcext:value-type="string">
            <text:p>x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6Z</text:p>
          </table:table-cell>
          <table:table-cell office:value-type="string" calcext:value-type="string">
            <text:p>2022-03-10T18:22:52Z</text:p>
          </table:table-cell>
          <table:table-cell office:value-type="string" calcext:value-type="string">
            <text:p>2022-03-10T19:27:12Z</text:p>
          </table:table-cell>
          <table:table-cell office:value-type="string" calcext:value-type="string">
            <text:p>SUCCEEDED</text:p>
          </table:table-cell>
          <table:table-cell office:value-type="float" office:value="1234451" calcext:value-type="float">
            <text:p>1234451</text:p>
          </table:table-cell>
          <table:table-cell office:value-type="float" office:value="19461" calcext:value-type="float">
            <text:p>19461</text:p>
          </table:table-cell>
          <table:table-cell office:value-type="float" office:value="478.818" calcext:value-type="float">
            <text:p>478.818</text:p>
          </table:table-cell>
          <table:table-cell office:value-type="float" office:value="2.173" calcext:value-type="float">
            <text:p>2.173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string" calcext:value-type="string">
            <text:p>u-ch427-n1280-pack5-x7</text:p>
          </table:table-cell>
          <table:table-cell office:value-type="float" office:value="2982.76" calcext:value-type="float">
            <text:p>2982.76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17:38Z</text:p>
          </table:table-cell>
          <table:table-cell office:value-type="string" calcext:value-type="string">
            <text:p>2022-03-10T04:03:57Z</text:p>
          </table:table-cell>
          <table:table-cell office:value-type="string" calcext:value-type="string">
            <text:p>2022-03-10T05:17:26Z</text:p>
          </table:table-cell>
          <table:table-cell office:value-type="string" calcext:value-type="string">
            <text:p>SUCCEEDED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89375" calcext:value-type="float">
            <text:p>189375</text:p>
          </table:table-cell>
          <table:table-cell office:value-type="float" office:value="458.613" calcext:value-type="float">
            <text:p>458.613</text:p>
          </table:table-cell>
          <table:table-cell office:value-type="float" office:value="2.38" calcext:value-type="float">
            <text:p>2.38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string" calcext:value-type="string">
            <text:p>u-ch427-n1280-pack5-x8</text:p>
          </table:table-cell>
          <table:table-cell office:value-type="float" office:value="3982.1" calcext:value-type="float">
            <text:p>3982.1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23:12:58Z</text:p>
          </table:table-cell>
          <table:table-cell office:value-type="string" calcext:value-type="string">
            <text:p>2022-03-10T23:35:32Z</text:p>
          </table:table-cell>
          <table:table-cell office:value-type="string" calcext:value-type="string">
            <text:p>2022-03-11T01:24:27Z</text:p>
          </table:table-cell>
          <table:table-cell office:value-type="string" calcext:value-type="string">
            <text:p>SUCCEEDED</text:p>
          </table:table-cell>
          <table:table-cell office:value-type="float" office:value="1236576" calcext:value-type="float">
            <text:p>1236576</text:p>
          </table:table-cell>
          <table:table-cell office:value-type="float" office:value="241246" calcext:value-type="float">
            <text:p>241246</text:p>
          </table:table-cell>
          <table:table-cell office:value-type="float" office:value="466.948" calcext:value-type="float">
            <text:p>466.948</text:p>
          </table:table-cell>
          <table:table-cell office:value-type="float" office:value="2.467" calcext:value-type="float">
            <text:p>2.467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string" calcext:value-type="string">
            <text:p>u-ch427-n1280-pack5-x9</text:p>
          </table:table-cell>
          <table:table-cell office:value-type="float" office:value="6360.99" calcext:value-type="float">
            <text:p>6360.99</text:p>
          </table:table-cell>
          <table:table-cell table:number-columns-repeated="3"/>
          <table:table-cell office:value-type="string" calcext:value-type="string">
            <text:p>x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3T14:20:22Z</text:p>
          </table:table-cell>
          <table:table-cell office:value-type="string" calcext:value-type="string">
            <text:p>2022-03-13T15:53:47Z</text:p>
          </table:table-cell>
          <table:table-cell office:value-type="string" calcext:value-type="string">
            <text:p>2022-03-13T18:51:28Z</text:p>
          </table:table-cell>
          <table:table-cell office:value-type="string" calcext:value-type="string">
            <text:p>SUCCEEDED</text:p>
          </table:table-cell>
          <table:table-cell office:value-type="float" office:value="1246838" calcext:value-type="float">
            <text:p>1246838</text:p>
          </table:table-cell>
          <table:table-cell office:value-type="float" office:value="58965" calcext:value-type="float">
            <text:p>58965</text:p>
          </table:table-cell>
          <table:table-cell office:value-type="float" office:value="451.791" calcext:value-type="float">
            <text:p>451.791</text:p>
          </table:table-cell>
          <table:table-cell office:value-type="float" office:value="2.157" calcext:value-type="float">
            <text:p>2.157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601.99" calcext:value-type="float">
            <text:p>2601.99</text:p>
          </table:table-cell>
          <table:table-cell office:value-type="float" office:value="2747.56" calcext:value-type="float">
            <text:p>2747.56</text:p>
          </table:table-cell>
          <table:table-cell table:number-columns-repeated="15"/>
        </table:table-row>
        <table:table-row table:style-name="ro1">
          <table:table-cell office:value-type="float" office:value="2515.42" calcext:value-type="float">
            <text:p>2515.42</text:p>
          </table:table-cell>
          <table:table-cell office:value-type="float" office:value="2855.68" calcext:value-type="float">
            <text:p>2855.68</text:p>
          </table:table-cell>
          <table:table-cell table:number-columns-repeated="15"/>
        </table:table-row>
        <table:table-row table:style-name="ro1">
          <table:table-cell office:value-type="float" office:value="2426.04" calcext:value-type="float">
            <text:p>2426.04</text:p>
          </table:table-cell>
          <table:table-cell office:value-type="float" office:value="2444.14" calcext:value-type="float">
            <text:p>2444.14</text:p>
          </table:table-cell>
          <table:table-cell table:number-columns-repeated="15"/>
        </table:table-row>
        <table:table-row table:style-name="ro1">
          <table:table-cell office:value-type="float" office:value="2676.46" calcext:value-type="float">
            <text:p>2676.46</text:p>
          </table:table-cell>
          <table:table-cell office:value-type="float" office:value="2563.77" calcext:value-type="float">
            <text:p>2563.77</text:p>
          </table:table-cell>
          <table:table-cell table:number-columns-repeated="15"/>
        </table:table-row>
        <table:table-row table:style-name="ro1">
          <table:table-cell office:value-type="float" office:value="2665.35" calcext:value-type="float">
            <text:p>2665.35</text:p>
          </table:table-cell>
          <table:table-cell office:value-type="float" office:value="2424.43" calcext:value-type="float">
            <text:p>2424.43</text:p>
          </table:table-cell>
          <table:table-cell table:number-columns-repeated="15"/>
        </table:table-row>
        <table:table-row table:style-name="ro1">
          <table:table-cell office:value-type="float" office:value="2651.12" calcext:value-type="float">
            <text:p>2651.12</text:p>
          </table:table-cell>
          <table:table-cell office:value-type="float" office:value="2704.49" calcext:value-type="float">
            <text:p>2704.49</text:p>
          </table:table-cell>
          <table:table-cell table:number-columns-repeated="15"/>
        </table:table-row>
        <table:table-row table:style-name="ro1">
          <table:table-cell office:value-type="float" office:value="3002.42" calcext:value-type="float">
            <text:p>3002.42</text:p>
          </table:table-cell>
          <table:table-cell office:value-type="float" office:value="2706.97" calcext:value-type="float">
            <text:p>2706.97</text:p>
          </table:table-cell>
          <table:table-cell table:number-columns-repeated="15"/>
        </table:table-row>
        <table:table-row table:style-name="ro1">
          <table:table-cell office:value-type="float" office:value="3001.28" calcext:value-type="float">
            <text:p>3001.28</text:p>
          </table:table-cell>
          <table:table-cell office:value-type="float" office:value="2982.76" calcext:value-type="float">
            <text:p>2982.76</text:p>
          </table:table-cell>
          <table:table-cell table:number-columns-repeated="15"/>
        </table:table-row>
        <table:table-row table:style-name="ro1">
          <table:table-cell office:value-type="float" office:value="3773.83" calcext:value-type="float">
            <text:p>3773.83</text:p>
          </table:table-cell>
          <table:table-cell office:value-type="float" office:value="3982.1" calcext:value-type="float">
            <text:p>3982.1</text:p>
          </table:table-cell>
          <table:table-cell table:number-columns-repeated="15"/>
        </table:table-row>
        <table:table-row table:style-name="ro1">
          <table:table-cell office:value-type="float" office:value="6166.59" calcext:value-type="float">
            <text:p>6166.59</text:p>
          </table:table-cell>
          <table:table-cell office:value-type="float" office:value="6360.99" calcext:value-type="float">
            <text:p>6360.99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0</text:p>
          </table:table-cell>
          <table:table-cell office:value-type="float" office:value="0" calcext:value-type="float">
            <text:p>0</text:p>
          </table:table-cell>
          <table:table-cell office:value-type="float" office:value="1042626680" calcext:value-type="float">
            <text:p>1042626680</text:p>
          </table:table-cell>
          <table:table-cell table:style-name="ce1" table:formula="of:=[.D35]/(1024*1024)" office:value-type="float" office:value="994.326286315918" calcext:value-type="float">
            <text:p>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1</text:p>
          </table:table-cell>
          <table:table-cell office:value-type="float" office:value="1" calcext:value-type="float">
            <text:p>1</text:p>
          </table:table-cell>
          <table:table-cell office:value-type="float" office:value="396656752" calcext:value-type="float">
            <text:p>396656752</text:p>
          </table:table-cell>
          <table:table-cell table:style-name="ce1" table:formula="of:=[.D36]/(1024*1024)" office:value-type="float" office:value="378.281356811523" calcext:value-type="float">
            <text:p>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2</text:p>
          </table:table-cell>
          <table:table-cell office:value-type="float" office:value="2" calcext:value-type="float">
            <text:p>2</text:p>
          </table:table-cell>
          <table:table-cell office:value-type="float" office:value="395216476" calcext:value-type="float">
            <text:p>395216476</text:p>
          </table:table-cell>
          <table:table-cell table:style-name="ce1" table:formula="of:=[.D37]/(1024*1024)" office:value-type="float" office:value="376.90780258178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3</text:p>
          </table:table-cell>
          <table:table-cell office:value-type="float" office:value="3" calcext:value-type="float">
            <text:p>3</text:p>
          </table:table-cell>
          <table:table-cell office:value-type="float" office:value="393720420" calcext:value-type="float">
            <text:p>393720420</text:p>
          </table:table-cell>
          <table:table-cell table:style-name="ce1" table:formula="of:=[.D38]/(1024*1024)" office:value-type="float" office:value="375.481052398682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4</text:p>
          </table:table-cell>
          <table:table-cell office:value-type="float" office:value="4" calcext:value-type="float">
            <text:p>4</text:p>
          </table:table-cell>
          <table:table-cell office:value-type="float" office:value="390449444" calcext:value-type="float">
            <text:p>390449444</text:p>
          </table:table-cell>
          <table:table-cell table:style-name="ce1" table:formula="of:=[.D39]/(1024*1024)" office:value-type="float" office:value="372.3616065979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5</text:p>
          </table:table-cell>
          <table:table-cell office:value-type="float" office:value="5" calcext:value-type="float">
            <text:p>5</text:p>
          </table:table-cell>
          <table:table-cell office:value-type="float" office:value="389481076" calcext:value-type="float">
            <text:p>389481076</text:p>
          </table:table-cell>
          <table:table-cell table:style-name="ce1" table:formula="of:=[.D40]/(1024*1024)" office:value-type="float" office:value="371.4380989074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6</text:p>
          </table:table-cell>
          <table:table-cell office:value-type="float" office:value="6" calcext:value-type="float">
            <text:p>6</text:p>
          </table:table-cell>
          <table:table-cell office:value-type="float" office:value="388831464" calcext:value-type="float">
            <text:p>388831464</text:p>
          </table:table-cell>
          <table:table-cell table:style-name="ce1" table:formula="of:=[.D41]/(1024*1024)" office:value-type="float" office:value="370.81858062744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7</text:p>
          </table:table-cell>
          <table:table-cell office:value-type="float" office:value="7" calcext:value-type="float">
            <text:p>7</text:p>
          </table:table-cell>
          <table:table-cell office:value-type="float" office:value="388530200" calcext:value-type="float">
            <text:p>388530200</text:p>
          </table:table-cell>
          <table:table-cell table:style-name="ce1" table:formula="of:=[.D42]/(1024*1024)" office:value-type="float" office:value="370.531272888184" calcext:value-type="float">
            <text:p>371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8</text:p>
          </table:table-cell>
          <table:table-cell office:value-type="float" office:value="8" calcext:value-type="float">
            <text:p>8</text:p>
          </table:table-cell>
          <table:table-cell office:value-type="float" office:value="387900788" calcext:value-type="float">
            <text:p>387900788</text:p>
          </table:table-cell>
          <table:table-cell table:style-name="ce1" table:formula="of:=[.D43]/(1024*1024)" office:value-type="float" office:value="369.931018829346" calcext:value-type="float">
            <text:p>37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9</text:p>
          </table:table-cell>
          <table:table-cell office:value-type="float" office:value="9" calcext:value-type="float">
            <text:p>9</text:p>
          </table:table-cell>
          <table:table-cell office:value-type="float" office:value="387614860" calcext:value-type="float">
            <text:p>387614860</text:p>
          </table:table-cell>
          <table:table-cell table:style-name="ce1" table:formula="of:=[.D44]/(1024*1024)" office:value-type="float" office:value="369.658336639404" calcext:value-type="float">
            <text:p>37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45]/(1024*1024)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46]/(1024*1024)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47]/(1024*1024)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0</text:p>
          </table:table-cell>
          <table:table-cell office:value-type="float" office:value="0" calcext:value-type="float">
            <text:p>0</text:p>
          </table:table-cell>
          <table:table-cell office:value-type="float" office:value="1042626736" calcext:value-type="float">
            <text:p>1042626736</text:p>
          </table:table-cell>
          <table:table-cell table:style-name="ce1" table:formula="of:=[.D48]/(1024*1024)" office:value-type="float" office:value="994.32633972168" calcext:value-type="float">
            <text:p>994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1</text:p>
          </table:table-cell>
          <table:table-cell office:value-type="float" office:value="1" calcext:value-type="float">
            <text:p>1</text:p>
          </table:table-cell>
          <table:table-cell office:value-type="float" office:value="222396080" calcext:value-type="float">
            <text:p>222396080</text:p>
          </table:table-cell>
          <table:table-cell table:style-name="ce1" table:formula="of:=[.D49]/(1024*1024)" office:value-type="float" office:value="212.09342956543" calcext:value-type="float">
            <text:p>212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2</text:p>
          </table:table-cell>
          <table:table-cell office:value-type="float" office:value="2" calcext:value-type="float">
            <text:p>2</text:p>
          </table:table-cell>
          <table:table-cell office:value-type="float" office:value="220942428" calcext:value-type="float">
            <text:p>220942428</text:p>
          </table:table-cell>
          <table:table-cell table:style-name="ce1" table:formula="of:=[.D50]/(1024*1024)" office:value-type="float" office:value="210.707118988037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3</text:p>
          </table:table-cell>
          <table:table-cell office:value-type="float" office:value="3" calcext:value-type="float">
            <text:p>3</text:p>
          </table:table-cell>
          <table:table-cell office:value-type="float" office:value="219381584" calcext:value-type="float">
            <text:p>219381584</text:p>
          </table:table-cell>
          <table:table-cell table:style-name="ce1" table:formula="of:=[.D51]/(1024*1024)" office:value-type="float" office:value="209.21858215332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4</text:p>
          </table:table-cell>
          <table:table-cell office:value-type="float" office:value="4" calcext:value-type="float">
            <text:p>4</text:p>
          </table:table-cell>
          <table:table-cell office:value-type="float" office:value="215359032" calcext:value-type="float">
            <text:p>215359032</text:p>
          </table:table-cell>
          <table:table-cell table:style-name="ce1" table:formula="of:=[.D52]/(1024*1024)" office:value-type="float" office:value="205.382377624512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5</text:p>
          </table:table-cell>
          <table:table-cell office:value-type="float" office:value="5" calcext:value-type="float">
            <text:p>5</text:p>
          </table:table-cell>
          <table:table-cell office:value-type="float" office:value="214355116" calcext:value-type="float">
            <text:p>214355116</text:p>
          </table:table-cell>
          <table:table-cell table:style-name="ce1" table:formula="of:=[.D53]/(1024*1024)" office:value-type="float" office:value="204.424968719482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6</text:p>
          </table:table-cell>
          <table:table-cell office:value-type="float" office:value="6" calcext:value-type="float">
            <text:p>6</text:p>
          </table:table-cell>
          <table:table-cell office:value-type="float" office:value="213538664" calcext:value-type="float">
            <text:p>213538664</text:p>
          </table:table-cell>
          <table:table-cell table:style-name="ce1" table:formula="of:=[.D54]/(1024*1024)" office:value-type="float" office:value="203.6463394165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7</text:p>
          </table:table-cell>
          <table:table-cell office:value-type="float" office:value="7" calcext:value-type="float">
            <text:p>7</text:p>
          </table:table-cell>
          <table:table-cell office:value-type="float" office:value="213199948" calcext:value-type="float">
            <text:p>213199948</text:p>
          </table:table-cell>
          <table:table-cell table:style-name="ce1" table:formula="of:=[.D55]/(1024*1024)" office:value-type="float" office:value="203.323314666748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8</text:p>
          </table:table-cell>
          <table:table-cell office:value-type="float" office:value="8" calcext:value-type="float">
            <text:p>8</text:p>
          </table:table-cell>
          <table:table-cell office:value-type="float" office:value="212558056" calcext:value-type="float">
            <text:p>212558056</text:p>
          </table:table-cell>
          <table:table-cell table:style-name="ce1" table:formula="of:=[.D56]/(1024*1024)" office:value-type="float" office:value="202.711158752441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9</text:p>
          </table:table-cell>
          <table:table-cell office:value-type="float" office:value="9" calcext:value-type="float">
            <text:p>9</text:p>
          </table:table-cell>
          <table:table-cell office:value-type="float" office:value="212242580" calcext:value-type="float">
            <text:p>212242580</text:p>
          </table:table-cell>
          <table:table-cell table:style-name="ce1" table:formula="of:=[.D57]/(1024*1024)" office:value-type="float" office:value="202.410297393799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994.326286315918" calcext:value-type="float">
            <text:p>994</text:p>
          </table:table-cell>
          <table:table-cell table:style-name="ce1" office:value-type="float" office:value="994.32633972168" calcext:value-type="float">
            <text:p>994</text:p>
          </table:table-cell>
          <table:table-cell table:number-columns-repeated="15"/>
        </table:table-row>
        <table:table-row table:style-name="ro1">
          <table:table-cell table:style-name="ce1" office:value-type="float" office:value="378.281356811523" calcext:value-type="float">
            <text:p>378</text:p>
          </table:table-cell>
          <table:table-cell table:style-name="ce1" office:value-type="float" office:value="212.09342956543" calcext:value-type="float">
            <text:p>212</text:p>
          </table:table-cell>
          <table:table-cell table:number-columns-repeated="15"/>
        </table:table-row>
        <table:table-row table:style-name="ro1">
          <table:table-cell table:style-name="ce1" office:value-type="float" office:value="376.907802581787" calcext:value-type="float">
            <text:p>377</text:p>
          </table:table-cell>
          <table:table-cell table:style-name="ce1" office:value-type="float" office:value="210.707118988037" calcext:value-type="float">
            <text:p>211</text:p>
          </table:table-cell>
          <table:table-cell table:number-columns-repeated="15"/>
        </table:table-row>
        <table:table-row table:style-name="ro1">
          <table:table-cell table:style-name="ce1" office:value-type="float" office:value="375.481052398682" calcext:value-type="float">
            <text:p>375</text:p>
          </table:table-cell>
          <table:table-cell table:style-name="ce1" office:value-type="float" office:value="209.21858215332" calcext:value-type="float">
            <text:p>209</text:p>
          </table:table-cell>
          <table:table-cell table:number-columns-repeated="15"/>
        </table:table-row>
        <table:table-row table:style-name="ro1">
          <table:table-cell table:style-name="ce1" office:value-type="float" office:value="372.3616065979" calcext:value-type="float">
            <text:p>372</text:p>
          </table:table-cell>
          <table:table-cell table:style-name="ce1" office:value-type="float" office:value="205.382377624512" calcext:value-type="float">
            <text:p>205</text:p>
          </table:table-cell>
          <table:table-cell table:number-columns-repeated="15"/>
        </table:table-row>
        <table:table-row table:style-name="ro1">
          <table:table-cell table:style-name="ce1" office:value-type="float" office:value="371.438098907471" calcext:value-type="float">
            <text:p>371</text:p>
          </table:table-cell>
          <table:table-cell table:style-name="ce1" office:value-type="float" office:value="204.424968719482" calcext:value-type="float">
            <text:p>204</text:p>
          </table:table-cell>
          <table:table-cell table:number-columns-repeated="15"/>
        </table:table-row>
        <table:table-row table:style-name="ro1">
          <table:table-cell table:style-name="ce1" office:value-type="float" office:value="370.818580627441" calcext:value-type="float">
            <text:p>371</text:p>
          </table:table-cell>
          <table:table-cell table:style-name="ce1" office:value-type="float" office:value="203.646339416504" calcext:value-type="float">
            <text:p>204</text:p>
          </table:table-cell>
          <table:table-cell table:number-columns-repeated="15"/>
        </table:table-row>
        <table:table-row table:style-name="ro1">
          <table:table-cell table:style-name="ce1" office:value-type="float" office:value="370.531272888184" calcext:value-type="float">
            <text:p>371</text:p>
          </table:table-cell>
          <table:table-cell table:style-name="ce1" office:value-type="float" office:value="203.323314666748" calcext:value-type="float">
            <text:p>203</text:p>
          </table:table-cell>
          <table:table-cell table:number-columns-repeated="15"/>
        </table:table-row>
        <table:table-row table:style-name="ro1">
          <table:table-cell table:style-name="ce1" office:value-type="float" office:value="369.931018829346" calcext:value-type="float">
            <text:p>370</text:p>
          </table:table-cell>
          <table:table-cell table:style-name="ce1" office:value-type="float" office:value="202.711158752441" calcext:value-type="float">
            <text:p>203</text:p>
          </table:table-cell>
          <table:table-cell table:number-columns-repeated="15"/>
        </table:table-row>
        <table:table-row table:style-name="ro1">
          <table:table-cell table:style-name="ce1" office:value-type="float" office:value="369.658336639404" calcext:value-type="float">
            <text:p>370</text:p>
          </table:table-cell>
          <table:table-cell table:style-name="ce1" office:value-type="float" office:value="202.410297393799" calcext:value-type="float">
            <text:p>202</text:p>
          </table:table-cell>
          <table:table-cell table:number-columns-repeated="15"/>
        </table:table-row>
      </table:table>
      <table:table table:name="graphics" table:style-name="ta1">
        <table:shapes>
          <draw:frame draw:z-index="0" draw:style-name="gr1" draw:text-style-name="P1" svg:width="15.999cm" svg:height="8.999cm" svg:x="0.001cm" svg:y="0.001cm">
            <draw:object draw:notify-on-update-of-ranges="results3.A23:results3.A32 results3.B23:results3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063cm" svg:y="0.001cm">
            <draw:object draw:notify-on-update-of-ranges="results3.A59:results3.A68 results3.B59:results3.B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5:04:52.070174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4T15:12:22.668593674</dc:date>
    <meta:editing-duration>PT1H16M5S</meta:editing-duration>
    <meta:editing-cycles>4</meta:editing-cycles>
    <meta:document-statistic meta:table-count="2" meta:cell-count="4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2cm" svg:y="0.316cm" chart:style-name="ch2">
          <text:p>n1280 - Time</text:p>
        </chart:title>
        <chart:legend chart:legend-position="end" svg:x="14.134cm" svg:y="3.952cm" style:legend-expansion="high" chart:style-name="ch3"/>
        <chart:plot-area chart:style-name="ch4" table:cell-range-address="results3.A23:results3.B32" chart:data-source-has-labels="row" svg:x="1.331cm" svg:y="1.275cm" svg:width="12.483cm" svg:height="6.564cm">
          <chartooo:coordinate-region svg:x="2.323cm" svg:y="1.474cm" svg:width="11.491cm" svg:height="5.718cm"/>
          <chart:axis chart:dimension="x" chart:name="primary-x" chart:style-name="ch5">
            <chart:title svg:x="6.112cm" svg:y="8.019cm" chart:style-name="ch6">
              <text:p>Compression Level</text:p>
            </chart:title>
          </chart:axis>
          <chart:axis chart:dimension="y" chart:name="primary-y" chart:style-name="ch7">
            <chart:title svg:x="0.451cm" svg:y="5.249cm" chart:style-name="ch8">
              <text:p>Seconds</text:p>
            </chart:title>
            <chart:grid chart:style-name="ch9" chart:class="major"/>
          </chart:axis>
          <chart:series chart:style-name="ch10" chart:values-cell-range-address="results3.A23:results3.A32" loext:label-string="pack_0" chart:class="chart:bar">
            <chart:data-point chart:repeated="10"/>
          </chart:series>
          <chart:series chart:style-name="ch11" chart:values-cell-range-address="results3.B23:results3.B32" loext:label-string="pack_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_0</text:p>
              </table:table-cell>
              <table:table-cell office:value-type="string">
                <text:p>pack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1.99">
                <text:p>2601.99</text:p>
                <draw:g>
                  <svg:desc>results3.A23:results3.A32</svg:desc>
                </draw:g>
              </table:table-cell>
              <table:table-cell office:value-type="float" office:value="2747.56">
                <text:p>2747.56</text:p>
                <draw:g>
                  <svg:desc>results3.B23:results3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5.42">
                <text:p>2515.42</text:p>
              </table:table-cell>
              <table:table-cell office:value-type="float" office:value="2855.68">
                <text:p>285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.04">
                <text:p>2426.04</text:p>
              </table:table-cell>
              <table:table-cell office:value-type="float" office:value="2444.14">
                <text:p>244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6.46">
                <text:p>2676.46</text:p>
              </table:table-cell>
              <table:table-cell office:value-type="float" office:value="2563.77">
                <text:p>2563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5.35">
                <text:p>2665.35</text:p>
              </table:table-cell>
              <table:table-cell office:value-type="float" office:value="2424.43">
                <text:p>2424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1.12">
                <text:p>2651.12</text:p>
              </table:table-cell>
              <table:table-cell office:value-type="float" office:value="2704.49">
                <text:p>270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2.42">
                <text:p>3002.42</text:p>
              </table:table-cell>
              <table:table-cell office:value-type="float" office:value="2706.97">
                <text:p>270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1.28">
                <text:p>3001.28</text:p>
              </table:table-cell>
              <table:table-cell office:value-type="float" office:value="2982.76">
                <text:p>298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3.83">
                <text:p>3773.83</text:p>
              </table:table-cell>
              <table:table-cell office:value-type="float" office:value="3982.1">
                <text:p>398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6.59">
                <text:p>6166.59</text:p>
              </table:table-cell>
              <table:table-cell office:value-type="float" office:value="6360.99">
                <text:p>636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42cm" svg:y="0.316cm" chart:style-name="ch2">
          <text:p>n1280 - Storage</text:p>
        </chart:title>
        <chart:legend chart:legend-position="end" svg:x="14.134cm" svg:y="3.952cm" style:legend-expansion="high" chart:style-name="ch3"/>
        <chart:plot-area chart:style-name="ch4" table:cell-range-address="results3.A59:results3.B68" chart:data-source-has-labels="row" svg:x="1.331cm" svg:y="1.275cm" svg:width="12.483cm" svg:height="6.564cm">
          <chartooo:coordinate-region svg:x="2.323cm" svg:y="1.474cm" svg:width="11.491cm" svg:height="5.718cm"/>
          <chart:axis chart:dimension="x" chart:name="primary-x" chart:style-name="ch5">
            <chart:title svg:x="7.316cm" svg:y="8.019cm" chart:style-name="ch6">
              <text:p>TB</text:p>
            </chart:title>
          </chart:axis>
          <chart:axis chart:dimension="y" chart:name="primary-y" chart:style-name="ch7">
            <chart:title svg:x="0.451cm" svg:y="6.017cm" chart:style-name="ch8">
              <text:p>Compression Level</text:p>
            </chart:title>
            <chart:grid chart:style-name="ch9" chart:class="major"/>
          </chart:axis>
          <chart:series chart:style-name="ch10" chart:values-cell-range-address="results3.A59:results3.A68" loext:label-string="pack_0" chart:class="chart:bar">
            <chart:data-point chart:repeated="10"/>
          </chart:series>
          <chart:series chart:style-name="ch11" chart:values-cell-range-address="results3.B59:results3.B68" loext:label-string="pack_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_0</text:p>
              </table:table-cell>
              <table:table-cell office:value-type="string">
                <text:p>pack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.326286315918">
                <text:p>994.326286315918</text:p>
                <draw:g>
                  <svg:desc>results3.A59:results3.A68</svg:desc>
                </draw:g>
              </table:table-cell>
              <table:table-cell office:value-type="float" office:value="994.32633972168">
                <text:p>994.32633972168</text:p>
                <draw:g>
                  <svg:desc>results3.B59:results3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281356811523">
                <text:p>378.281356811523</text:p>
              </table:table-cell>
              <table:table-cell office:value-type="float" office:value="212.09342956543">
                <text:p>212.09342956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07802581787">
                <text:p>376.907802581787</text:p>
              </table:table-cell>
              <table:table-cell office:value-type="float" office:value="210.707118988037">
                <text:p>210.70711898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481052398682">
                <text:p>375.481052398682</text:p>
              </table:table-cell>
              <table:table-cell office:value-type="float" office:value="209.21858215332">
                <text:p>209.2185821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3616065979">
                <text:p>372.3616065979</text:p>
              </table:table-cell>
              <table:table-cell office:value-type="float" office:value="205.382377624512">
                <text:p>205.38237762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438098907471">
                <text:p>371.438098907471</text:p>
              </table:table-cell>
              <table:table-cell office:value-type="float" office:value="204.424968719482">
                <text:p>204.42496871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18580627441">
                <text:p>370.818580627441</text:p>
              </table:table-cell>
              <table:table-cell office:value-type="float" office:value="203.646339416504">
                <text:p>203.64633941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531272888184">
                <text:p>370.531272888184</text:p>
              </table:table-cell>
              <table:table-cell office:value-type="float" office:value="203.323314666748">
                <text:p>203.323314666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.931018829346">
                <text:p>369.931018829346</text:p>
              </table:table-cell>
              <table:table-cell office:value-type="float" office:value="202.711158752441">
                <text:p>202.7111587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.658336639404">
                <text:p>369.658336639404</text:p>
              </table:table-cell>
              <table:table-cell office:value-type="float" office:value="202.410297393799">
                <text:p>202.410297393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42cm" svg:y="0.316cm" chart:style-name="ch2">
          <text:p>n1280 - Storage</text:p>
        </chart:title>
        <chart:legend chart:legend-position="end" svg:x="14.134cm" svg:y="3.952cm" style:legend-expansion="high" chart:style-name="ch3"/>
        <chart:plot-area chart:style-name="ch4" table:cell-range-address="results3.A59:results3.B68" chart:data-source-has-labels="row" svg:x="1.331cm" svg:y="1.275cm" svg:width="12.483cm" svg:height="6.564cm">
          <chartooo:coordinate-region svg:x="2.323cm" svg:y="1.474cm" svg:width="11.491cm" svg:height="5.718cm"/>
          <chart:axis chart:dimension="x" chart:name="primary-x" chart:style-name="ch5">
            <chart:title svg:x="6.112cm" svg:y="8.019cm" chart:style-name="ch6">
              <text:p>Compression Level</text:p>
            </chart:title>
          </chart:axis>
          <chart:axis chart:dimension="y" chart:name="primary-y" chart:style-name="ch7">
            <chart:title svg:x="0.451cm" svg:y="4.839cm" chart:style-name="ch8">
              <text:p>GB</text:p>
            </chart:title>
            <chart:grid chart:style-name="ch9" chart:class="major"/>
          </chart:axis>
          <chart:series chart:style-name="ch10" chart:values-cell-range-address="results3.A59:results3.A68" loext:label-string="pack_0" chart:class="chart:bar">
            <chart:data-point chart:repeated="10"/>
          </chart:series>
          <chart:series chart:style-name="ch11" chart:values-cell-range-address="results3.B59:results3.B68" loext:label-string="pack_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_0</text:p>
              </table:table-cell>
              <table:table-cell office:value-type="string">
                <text:p>pack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.326286315918">
                <text:p>994.326286315918</text:p>
                <draw:g>
                  <svg:desc>results3.A59:results3.A68</svg:desc>
                </draw:g>
              </table:table-cell>
              <table:table-cell office:value-type="float" office:value="994.32633972168">
                <text:p>994.32633972168</text:p>
                <draw:g>
                  <svg:desc>results3.B59:results3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281356811523">
                <text:p>378.281356811523</text:p>
              </table:table-cell>
              <table:table-cell office:value-type="float" office:value="212.09342956543">
                <text:p>212.09342956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07802581787">
                <text:p>376.907802581787</text:p>
              </table:table-cell>
              <table:table-cell office:value-type="float" office:value="210.707118988037">
                <text:p>210.70711898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481052398682">
                <text:p>375.481052398682</text:p>
              </table:table-cell>
              <table:table-cell office:value-type="float" office:value="209.21858215332">
                <text:p>209.2185821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3616065979">
                <text:p>372.3616065979</text:p>
              </table:table-cell>
              <table:table-cell office:value-type="float" office:value="205.382377624512">
                <text:p>205.38237762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438098907471">
                <text:p>371.438098907471</text:p>
              </table:table-cell>
              <table:table-cell office:value-type="float" office:value="204.424968719482">
                <text:p>204.42496871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18580627441">
                <text:p>370.818580627441</text:p>
              </table:table-cell>
              <table:table-cell office:value-type="float" office:value="203.646339416504">
                <text:p>203.64633941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531272888184">
                <text:p>370.531272888184</text:p>
              </table:table-cell>
              <table:table-cell office:value-type="float" office:value="203.323314666748">
                <text:p>203.323314666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.931018829346">
                <text:p>369.931018829346</text:p>
              </table:table-cell>
              <table:table-cell office:value-type="float" office:value="202.711158752441">
                <text:p>202.7111587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.658336639404">
                <text:p>369.658336639404</text:p>
              </table:table-cell>
              <table:table-cell office:value-type="float" office:value="202.410297393799">
                <text:p>202.410297393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